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fill="solid" draw:fill-color="#ccffcc" draw:textarea-horizontal-align="justify" draw:textarea-vertical-align="middle" draw:auto-grow-height="false" fo:min-height="1.274cm" fo:min-width="1.024cm"/>
    </style:style>
    <style:style style:name="gr7" style:family="graphic">
      <style:graphic-properties draw:textarea-horizontal-align="justify" draw:textarea-vertical-align="middle" draw:auto-grow-height="false" fo:min-height="1.274cm" fo:min-width="1.024cm"/>
    </style:style>
    <style:style style:name="gr8" style:family="graphic" style:parent-style-name="standard">
      <style:graphic-properties draw:fill-color="#3333ff" draw:textarea-horizontal-align="justify" draw:textarea-vertical-align="middle" draw:auto-grow-height="false" fo:min-height="1.274cm" fo:min-width="1.024cm"/>
    </style:style>
    <style:style style:name="gr9" style:family="graphic">
      <style:graphic-properties draw:fill-color="#3333ff" draw:textarea-horizontal-align="justify" draw:textarea-vertical-align="middle" draw:auto-grow-height="false" fo:min-height="1.274cm" fo:min-width="1.024cm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1.274cm" fo:min-width="1.0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rge function to find duplicat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merge(int[] a, int[] b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1.524cm" svg:height="1.524cm" svg:x="1.27cm" svg:y="2.79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3.556cm" svg:y="2.79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6.096cm" svg:y="2.79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636cm" svg:y="2.79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0.668cm" svg:y="2.794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4.986cm" svg:y="2.79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7.018cm" svg:y="2.79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9.304cm" svg:y="2.79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21.336cm" svg:y="2.79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23.622cm" svg:y="2.794cm">
          <text:p text:style-name="P1">17</text:p>
          <draw:enhanced-geometry svg:viewBox="0 0 21600 21600" draw:type="rectangle" draw:enhanced-path="M 0 0 L 21600 0 21600 21600 0 21600 0 0 Z N"/>
        </draw:custom-shape>
        <draw:frame draw:style-name="gr3" draw:layer="layout" svg:width="0.896cm" svg:height="0.962cm" svg:x="1.644cm" svg:y="4.372cm">
          <draw:text-box>
            <text:p>i</text:p>
          </draw:text-box>
        </draw:frame>
        <draw:frame draw:style-name="gr4" draw:layer="layout" svg:width="0.896cm" svg:height="0.962cm" svg:x="15.36cm" svg:y="4.372cm">
          <draw:text-box>
            <text:p>j</text:p>
          </draw:text-box>
        </draw:frame>
        <draw:frame draw:style-name="gr5" draw:layer="layout" svg:width="3.275cm" svg:height="0.962cm" svg:x="3.302cm" svg:y="10.16cm">
          <draw:text-box>
            <text:p>a[i] =? a[j]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4.064cm" svg:y="4.372cm">
          <draw:text-box>
            <text:p text:style-name="P3">i</text:p>
          </draw:text-box>
        </draw:frame>
        <draw:frame draw:style-name="gr4" draw:text-style-name="P3" draw:layer="layout" svg:width="0.896cm" svg:height="0.962cm" svg:x="17.392cm" svg:y="4.372cm">
          <draw:text-box>
            <text:p text:style-name="P3">j</text:p>
          </draw:text-box>
        </draw:frame>
        <draw:frame draw:style-name="gr5" draw:text-style-name="P3" draw:layer="layout" svg:width="12.089cm" svg:height="0.962cm" svg:x="3.302cm" svg:y="10.16cm">
          <draw:text-box>
            <text:p text:style-name="P3">a[i] =? a[j] → No. Increment both pointer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4.064cm" svg:y="4.372cm">
          <draw:text-box>
            <text:p text:style-name="P3">i</text:p>
          </draw:text-box>
        </draw:frame>
        <draw:frame draw:style-name="gr4" draw:text-style-name="P3" draw:layer="layout" svg:width="0.896cm" svg:height="0.962cm" svg:x="17.392cm" svg:y="4.372cm">
          <draw:text-box>
            <text:p text:style-name="P3">j</text:p>
          </draw:text-box>
        </draw:frame>
        <draw:frame draw:style-name="gr5" draw:text-style-name="P3" draw:layer="layout" svg:width="5.286cm" svg:height="0.962cm" svg:x="3.302cm" svg:y="10.16cm">
          <draw:text-box>
            <text:p text:style-name="P3">a[i] =? a[j] → Y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6.47cm" svg:y="4.372cm">
          <draw:text-box>
            <text:p text:style-name="P3">i</text:p>
          </draw:text-box>
        </draw:frame>
        <draw:frame draw:style-name="gr4" draw:text-style-name="P3" draw:layer="layout" svg:width="0.896cm" svg:height="0.962cm" svg:x="19.812cm" svg:y="4.318cm">
          <draw:text-box>
            <text:p text:style-name="P3">j</text:p>
          </draw:text-box>
        </draw:frame>
        <draw:frame draw:style-name="gr5" draw:text-style-name="P3" draw:layer="layout" svg:width="10.467cm" svg:height="1.673cm" svg:x="3.302cm" svg:y="10.16cm">
          <draw:text-box>
            <text:p text:style-name="P3">a[i] =? a[j] → Yes → increment both</text:p>
            <text:p text:style-name="P3"/>
          </draw:text-box>
        </draw:frame>
        <draw:custom-shape draw:style-name="gr8" draw:text-style-name="P2" draw:layer="layout" svg:width="1.524cm" svg:height="1.524cm" svg:x="2.286cm" svg:y="7.874cm">
          <text:p text:style-name="P2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9.01cm" svg:y="4.572cm">
          <draw:text-box>
            <text:p text:style-name="P3">i</text:p>
          </draw:text-box>
        </draw:frame>
        <draw:frame draw:style-name="gr4" draw:text-style-name="P3" draw:layer="layout" svg:width="0.896cm" svg:height="0.962cm" svg:x="21.71cm" svg:y="4.318cm">
          <draw:text-box>
            <text:p text:style-name="P3">j</text:p>
          </draw:text-box>
        </draw:frame>
        <draw:frame draw:style-name="gr5" draw:text-style-name="P3" draw:layer="layout" svg:width="10.467cm" svg:height="1.673cm" svg:x="3.302cm" svg:y="10.16cm">
          <draw:text-box>
            <text:p text:style-name="P3">a[i] =? a[j] → Yes → increment both</text:p>
            <text:p text:style-name="P3"/>
          </draw:text-box>
        </draw:frame>
        <draw:custom-shape draw:style-name="gr9" draw:text-style-name="P2" draw:layer="Layout" svg:width="1.524cm" svg:height="1.524cm" svg:x="2.286cm" svg:y="7.8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4.572cm" svg:y="7.874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11.042cm" svg:y="4.372cm">
          <draw:text-box>
            <text:p text:style-name="P3">i</text:p>
          </draw:text-box>
        </draw:frame>
        <draw:frame draw:style-name="gr4" draw:text-style-name="P3" draw:layer="layout" svg:width="0.896cm" svg:height="0.962cm" svg:x="23.996cm" svg:y="4.372cm">
          <draw:text-box>
            <text:p text:style-name="P3">j</text:p>
          </draw:text-box>
        </draw:frame>
        <draw:frame draw:style-name="gr5" draw:text-style-name="P3" draw:layer="layout" svg:width="10.256cm" svg:height="1.673cm" svg:x="3.302cm" svg:y="10.16cm">
          <draw:text-box>
            <text:p text:style-name="P3">a[i] =? a[j] → No → increment both</text:p>
            <text:p text:style-name="P3"/>
          </draw:text-box>
        </draw:frame>
        <draw:custom-shape draw:style-name="gr9" draw:text-style-name="P2" draw:layer="Layout" svg:width="1.524cm" svg:height="1.524cm" svg:x="2.286cm" svg:y="7.8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4.572cm" svg:y="7.874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12.7cm" svg:y="4.572cm">
          <draw:text-box>
            <text:p text:style-name="P3">i</text:p>
          </draw:text-box>
        </draw:frame>
        <draw:frame draw:style-name="gr4" draw:text-style-name="P3" draw:layer="layout" svg:width="0.896cm" svg:height="0.962cm" svg:x="25.52cm" svg:y="4.318cm">
          <draw:text-box>
            <text:p text:style-name="P3">j</text:p>
          </draw:text-box>
        </draw:frame>
        <draw:frame draw:style-name="gr5" draw:text-style-name="P3" draw:layer="layout" svg:width="10.256cm" svg:height="1.673cm" svg:x="3.302cm" svg:y="10.16cm">
          <draw:text-box>
            <text:p text:style-name="P3">a[i] =? a[j] → No → increment both</text:p>
            <text:p text:style-name="P3"/>
          </draw:text-box>
        </draw:frame>
        <draw:custom-shape draw:style-name="gr9" draw:text-style-name="P2" draw:layer="Layout" svg:width="1.524cm" svg:height="1.524cm" svg:x="2.286cm" svg:y="7.8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4.572cm" svg:y="7.874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6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4.986cm" svg:y="2.79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018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9.304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1.336cm" svg:y="2.79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3.622cm" svg:y="2.794cm">
          <text:p text:style-name="P2">17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12.7cm" svg:y="4.572cm">
          <draw:text-box>
            <text:p text:style-name="P3">i</text:p>
          </draw:text-box>
        </draw:frame>
        <draw:frame draw:style-name="gr4" draw:text-style-name="P3" draw:layer="layout" svg:width="0.896cm" svg:height="0.962cm" svg:x="25.52cm" svg:y="4.318cm">
          <draw:text-box>
            <text:p text:style-name="P3">j</text:p>
          </draw:text-box>
        </draw:frame>
        <draw:frame draw:style-name="gr5" draw:text-style-name="P3" draw:layer="layout" svg:width="8.435cm" svg:height="1.673cm" svg:x="3.302cm" svg:y="10.16cm">
          <draw:text-box>
            <text:p text:style-name="P3">I and j out of bounds → stop</text:p>
            <text:p text:style-name="P3"/>
          </draw:text-box>
        </draw:frame>
        <draw:custom-shape draw:style-name="gr9" draw:text-style-name="P2" draw:layer="Layout" svg:width="1.524cm" svg:height="1.524cm" svg:x="2.286cm" svg:y="7.8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4.572cm" svg:y="7.874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0" draw:text-style-name="P2" draw:layer="layout" svg:width="1.524cm" svg:height="1.524cm" svg:x="1.27cm" svg:y="2.79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3.556cm" svg:y="2.79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6.09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8.636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10.668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14.986cm" svg:y="2.79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17.018cm" svg:y="2.79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19.304cm" svg:y="2.7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1.336cm" svg:y="2.79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3.622cm" svg:y="2.794cm">
          <text:p text:style-name="P2">45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0.962cm" svg:x="8.89cm" svg:y="4.372cm">
          <draw:text-box>
            <text:p text:style-name="P3">i</text:p>
          </draw:text-box>
        </draw:frame>
        <draw:frame draw:style-name="gr3" draw:text-style-name="P3" draw:layer="layout" svg:width="0.896cm" svg:height="0.962cm" svg:x="17.392cm" svg:y="4.372cm">
          <draw:text-box>
            <text:p text:style-name="P3">j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38:01.684000000</meta:creation-date>
    <dc:date>2015-12-29T16:41:52.509000000</dc:date>
    <meta:editing-duration>PT13M</meta:editing-duration>
    <meta:editing-cycles>1</meta:editing-cycles>
    <meta:document-statistic meta:object-count="168"/>
    <meta:generator>LibreOffice/4.3.5.2$Windows_x86 LibreOffice_project/3a87456aaa6a95c63eea1c1b3201acedf0751bd5</meta:generator>
  </office:meta>
</office:document-meta>
</file>